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Charlie Text" svg:font-family="'Charlie Text', apple-system, BlinkMacSystemFont, 'Segoe UI', Roboto, 'Noto Sans', Ubuntu, 'Droid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c731d" officeooo:paragraph-rsid="001c731d"/>
    </style:style>
    <style:style style:name="P2" style:family="paragraph" style:parent-style-name="Standard" style:list-style-name="L1">
      <style:text-properties officeooo:rsid="001c9939" officeooo:paragraph-rsid="001c9939"/>
    </style:style>
    <style:style style:name="P3" style:family="paragraph" style:parent-style-name="Standard">
      <style:text-properties officeooo:rsid="001c9939" officeooo:paragraph-rsid="001c9939"/>
    </style:style>
    <style:style style:name="P4" style:family="paragraph" style:parent-style-name="Standard">
      <style:text-properties officeooo:rsid="001e5a6c" officeooo:paragraph-rsid="001e5a6c"/>
    </style:style>
    <style:style style:name="P5" style:family="paragraph" style:parent-style-name="Standard" style:list-style-name="L2">
      <style:text-properties officeooo:rsid="001e5a6c" officeooo:paragraph-rsid="001e5a6c"/>
    </style:style>
    <style:style style:name="P6" style:family="paragraph" style:parent-style-name="Standard" style:list-style-name="L2">
      <style:text-properties officeooo:rsid="001f2d85" officeooo:paragraph-rsid="001f2d85"/>
    </style:style>
    <style:style style:name="P7" style:family="paragraph" style:parent-style-name="Standard">
      <style:text-properties officeooo:rsid="001f2d85" officeooo:paragraph-rsid="001f2d85"/>
    </style:style>
    <style:style style:name="P8" style:family="paragraph" style:parent-style-name="Standard">
      <style:text-properties officeooo:rsid="00209da7" officeooo:paragraph-rsid="00209da7"/>
    </style:style>
    <style:style style:name="P9" style:family="paragraph" style:parent-style-name="Text_20_body">
      <style:text-properties fo:font-variant="normal" fo:text-transform="none" fo:color="#333333" loext:opacity="100%" style:font-name="Arial" fo:font-size="10.8000001907349pt" fo:letter-spacing="normal" fo:font-style="normal" fo:font-weight="normal" officeooo:rsid="00209da7" officeooo:paragraph-rsid="00209da7"/>
    </style:style>
    <style:style style:name="P10" style:family="paragraph" style:parent-style-name="Text_20_body" style:list-style-name="L4">
      <style:paragraph-properties fo:margin-top="0.0835in" fo:margin-bottom="0.25in" style:contextual-spacing="false" fo:text-align="justify" style:justify-single-word="false" fo:orphans="2" fo:widows="2"/>
    </style:style>
    <style:style style:name="P11" style:family="paragraph" style:parent-style-name="Text_20_body">
      <style:paragraph-properties fo:margin-top="0.0835in" fo:margin-bottom="0.25in" style:contextual-spacing="false" fo:text-align="justify" style:justify-single-word="false" fo:orphans="2" fo:widows="2"/>
      <style:text-properties officeooo:rsid="0020f7c2" officeooo:paragraph-rsid="0020f7c2"/>
    </style:style>
    <style:style style:name="T1" style:family="text">
      <style:text-properties officeooo:rsid="001f2d85"/>
    </style:style>
    <style:style style:name="T2" style:family="text">
      <style:text-properties fo:font-variant="normal" fo:text-transform="none" fo:color="#333333" loext:opacity="100%" style:font-name="Arial" fo:font-size="10.8000001907349pt" fo:letter-spacing="normal" fo:font-style="normal" fo:font-weight="normal"/>
    </style:style>
    <style:style style:name="T3" style:family="text">
      <style:text-properties fo:font-variant="normal" fo:text-transform="none" fo:color="#333333" loext:opacity="100%" style:font-name="Arial" fo:font-size="10.8000001907349pt" fo:letter-spacing="normal" fo:font-style="normal" fo:font-weight="bold"/>
    </style:style>
    <style:style style:name="T4" style:family="text">
      <style:text-properties fo:font-variant="normal" fo:text-transform="none" fo:color="#333333" loext:opacity="100%" fo:font-size="10.8000001907349pt" fo:letter-spacing="normal" fo:font-style="normal" fo:font-weight="normal"/>
    </style:style>
    <style:style style:name="T5" style:family="text">
      <style:text-properties fo:font-variant="normal" fo:text-transform="none" fo:color="#333333" loext:opacity="100%" fo:font-size="9.60000038146973pt" fo:letter-spacing="normal" fo:font-style="normal" fo:font-weight="normal" loext:padding="0in" loext:border="none"/>
    </style:style>
    <style:style style:name="T6" style:family="text">
      <style:text-properties fo:font-variant="normal" fo:text-transform="none" fo:color="#091e42" loext:opacity="100%" style:font-name="Arial" fo:font-size="10.8000001907349pt" fo:letter-spacing="normal" fo:font-style="normal" fo:font-weight="normal"/>
    </style:style>
    <style:style style:name="T7" style:family="text">
      <style:text-properties fo:font-variant="normal" fo:text-transform="none" fo:color="#091e42" loext:opacity="100%" style:font-name="Charlie Text" fo:font-size="9.60000038146973pt" fo:letter-spacing="normal" fo:font-style="normal" fo:font-weight="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it Commands:</text:p>
      <text:list xml:id="list4022383977" text:style-name="L1">
        <text:list-item>
          <text:p text:style-name="P2">git clean requires -d (recursive deletion within directories), -f (force deletion), -n (just check what will be deleted rather than actually deleting) and then deletes untracked directories in the current direcotry, -x (force removal of ignored files in .gitignore as well)</text:p>
        </text:list-item>
      </text:list>
      <text:p text:style-name="P3"/>
      <text:p text:style-name="P4">Git log:</text:p>
      <text:list xml:id="list19173446" text:style-name="L2">
        <text:list-item>
          <text:p text:style-name="P5">git log –grep “pattern” searches for commits that meet a particular pattern for the commit name.</text:p>
        </text:list-item>
        <text:list-item>
          <text:p text:style-name="P5">Git log -- &lt;file&gt; → <text:span text:style-name="T1">searches for changes in the file only</text:span></text:p>
        </text:list-item>
        <text:list-item>
          <text:p text:style-name="P6">git log &lt;since&gt;..&lt;until&gt; shows commits between since and until. Args can be a commit name, branch name, HEAD or any other unique revision reference </text:p>
        </text:list-item>
      </text:list>
      <text:p text:style-name="P7"/>
      <text:p text:style-name="P8">git reset:</text:p>
      <text:p text:style-name="P9">Git reset has three modes:</text:p>
      <text:list xml:id="list2546189271" text:style-name="L4">
        <text:list-item>
          <text:p text:style-name="P10"><text:span text:style-name="T2">Soft Reset (--soft): A soft reset in Git is a way to undo changes in your working directory and get back to a specific commit while keeping the changes that you have staged. This mode moves the branch pointer and the HEAD to the target commit but </text:span><text:span text:style-name="Strong_20_Emphasis"><text:span text:style-name="T3">leaves your changes in the staging area</text:span></text:span><text:span text:style-name="T2">. The staging area (also known as the index) in Git is a temporary holding area for changes that are not yet committed. When you make changes to a file, the changes are first placed in your working directory. You can then use the </text:span><text:span text:style-name="Emphasis"><text:span text:style-name="T2">git add</text:span></text:span><text:span text:style-name="T2"> command to stage the changes for the next commit. A soft reset is often used when you want to "uncommit" your changes, but keep them in your staging area for another commit.</text:span></text:p>
        </text:list-item>
        <text:list-item>
          <text:p text:style-name="P10"><text:span text:style-name="T2">Mixed Reset (default): The default mode of </text:span><text:span text:style-name="Emphasis"><text:span text:style-name="T2">git reset</text:span></text:span><text:span text:style-name="T2"> is a mixed reset. It moves the branch pointer and the HEAD to the target commit while </text:span><text:span text:style-name="Strong_20_Emphasis"><text:span text:style-name="T3">clearing the staging area</text:span></text:span><text:span text:style-name="T2">. This is useful when you want to uncommit and unstage your changes, but keep them in your working directory.</text:span></text:p>
        </text:list-item>
        <text:list-item>
          <text:p text:style-name="P10"><text:span text:style-name="T2">Hard Reset (--hard): This mode moves the branch pointer and the HEAD to the target commit, </text:span><text:span text:style-name="Strong_20_Emphasis"><text:span text:style-name="T3">clears the staging area, and discards any changes in the working directory</text:span></text:span><text:span text:style-name="T2">. Be cautious with this mode, as it permanently deletes uncommitted changes</text:span></text:p>
        </text:list-item>
      </text:list>
      <text:p text:style-name="P11"><text:span text:style-name="T2">git commit –amend:</text:span></text:p>
      <text:p text:style-name="P11"><text:span text:style-name="T7">The </text:span><text:span text:style-name="Source_20_Text"><text:span text:style-name="T4">git commit </text:span></text:span><text:span text:style-name="Source_20_Text"><text:span text:style-name="T5">--amend</text:span></text:span><text:span text:style-name="T6"> </text:span><text:span text:style-name="T7">command is a convenient way to modify the most recent commit. It lets you combine staged changes with the previous commit instead of creating an entirely new commit. It can also be used to simply edit the previous commit message without changing its snapshot.</text:span><text:span text:style-name="T2"> (using -m flag)</text:span></text:p>
      <text:p text:style-name="P11"><text:span text:style-name="T2">--no-edit flag allows you to make the commit without amending the original commit messag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Charlie Text" svg:font-family="'Charlie Text', apple-system, BlinkMacSystemFont, 'Segoe UI', Roboto, 'Noto Sans', Ubuntu, 'Droid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3T12:08:34.878934090</meta:creation-date>
    <dc:date>2024-03-05T23:59:41.540930678</dc:date>
    <meta:editing-duration>PT9H59M37S</meta:editing-duration>
    <meta:editing-cycles>1</meta:editing-cycles>
    <meta:document-statistic meta:table-count="0" meta:image-count="0" meta:object-count="0" meta:page-count="1" meta:paragraph-count="14" meta:word-count="402" meta:character-count="2254" meta:non-whitespace-character-count="1876"/>
    <meta:generator>LibreOffice/7.3.7.2$Linux_X86_64 LibreOffice_project/30$Build-2</meta:generator>
  </office:meta>
</office:document-meta>
</file>